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eff" officeooo:paragraph-rsid="0001ceff"/>
    </style:style>
    <style:style style:name="P2" style:family="paragraph" style:parent-style-name="Standard">
      <style:text-properties officeooo:rsid="00060654" officeooo:paragraph-rsid="00060654"/>
    </style:style>
    <style:style style:name="P3" style:family="paragraph" style:parent-style-name="Standard">
      <style:text-properties officeooo:rsid="00074c10" officeooo:paragraph-rsid="00074c10"/>
    </style:style>
    <style:style style:name="P4" style:family="paragraph" style:parent-style-name="Standard">
      <style:text-properties officeooo:rsid="00074c10" officeooo:paragraph-rsid="000933bc"/>
    </style:style>
    <style:style style:name="P5" style:family="paragraph" style:parent-style-name="Standard">
      <style:text-properties officeooo:rsid="00074c10" officeooo:paragraph-rsid="0009d1f7"/>
    </style:style>
    <style:style style:name="T1" style:family="text">
      <style:text-properties officeooo:rsid="000933bc"/>
    </style:style>
    <style:style style:name="T2" style:family="text">
      <style:text-properties officeooo:rsid="0009d1f7"/>
    </style:style>
    <style:style style:name="T3" style:family="text">
      <style:text-properties officeooo:rsid="000a9ac2"/>
    </style:style>
    <style:style style:name="T4" style:family="text">
      <style:text-properties officeooo:rsid="000cc2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facturacion y control de stock</text:p>
      <text:p text:style-name="P1"/>
      <text:p text:style-name="P2">Necesitaremos una ventana donde poder introducir y ver datos.</text:p>
      <text:p text:style-name="P2">Una clase PERSONA que almacene los datos de los clientes, y un historico de pedidos por cada cliente.</text:p>
      <text:p text:style-name="P2">Una clase ARTICULOS que sea una superclase con las caracteristicas compartidas de los articulos, y por cada familia de articulos una subclase con sus especificaciones.</text:p>
      <text:p text:style-name="P3">Tendremos tres categorias: Ordenadores, Perifericos y Monitores.</text:p>
      <text:p text:style-name="P5">- seran de un tipo: sobremesa, portatiles, tablets, <text:span text:style-name="T1">Raton, Teclado, Tabletas Digitales y <text:s/>Monitores</text:span></text:p>
      <text:p text:style-name="P3">* Ordenadores:</text:p>
      <text:p text:style-name="P3">- <text:span text:style-name="T1">Tendran unas caracteristicas: procesador, RAM, Disco duro, t. Gráfica, pantalla</text:span></text:p>
      <text:p text:style-name="P3">* <text:span text:style-name="T1">Perifericos:</text:span></text:p>
      <text:p text:style-name="P4"><text:span text:style-name="T1">- Caracteristicas: botones, conexion, <text:s/>longitud cable, frecuencia</text:span></text:p>
      <text:p text:style-name="P2"><text:tab/>- <text:span text:style-name="T2">Ratones: dpi, sensor</text:span></text:p>
      <text:p text:style-name="P2"><text:tab/>- <text:span text:style-name="T3">Tablets Digitales: Areaactiva, Multitouch, pen, presion</text:span><text:tab/></text:p>
      <text:p text:style-name="P2"><text:tab/>- <text:span text:style-name="T3">Teclados: iluminacion, numerico, velocidad, tec</text:span></text:p>
      <text:p text:style-name="P2"/>
      <text:p text:style-name="P2"/>
      <text:p text:style-name="P2">Una clase VENTA <text:span text:style-name="T4">que asocie un cliente con un producto/os y cantidad sume el precio, esto debería acumularse en el carro de compra y una vez procesado, se debería descontar la cantidad al producto y deberia acumularse en un historico de compras del client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8:13:09.492109569</meta:creation-date>
    <dc:date>2018-02-07T10:30:20.103127674</dc:date>
    <meta:editing-duration>PT55M4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62" meta:character-count="1093" meta:non-whitespace-character-count="938"/>
  </office:meta>
</office:document-meta>
</file>